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└🤘-&gt; ./runtest.py -v <text:s/>&gt; /dev/null</text:p>
      <text:p text:style-name="Standard">test_arginc (__main__.TestCC_SC) ... FAIL</text:p>
      <text:p text:style-name="Standard">test_assign (__main__.TestCC_SC) ... FAIL</text:p>
      <text:p text:style-name="Standard">test_char (__main__.TestCC_SC) ... FAIL</text:p>
      <text:p text:style-name="P1">test_comments (__main__.TestCC_SC) ... ok</text:p>
      <text:p text:style-name="Standard">test_cond (__main__.TestCC_SC) ... FAIL</text:p>
      <text:p text:style-name="Standard">test_enum (__main__.TestCC_SC) ... FAIL</text:p>
      <text:p text:style-name="P1">test_eq (__main__.TestCC_SC) ... ok</text:p>
      <text:p text:style-name="Standard">test_fib (__main__.TestCC_SC) ... FAIL</text:p>
      <text:p text:style-name="Standard">test_for (__main__.TestCC_SC) ... FAIL</text:p>
      <text:p text:style-name="Standard">test_func_call (__main__.TestCC_SC) ... FAIL</text:p>
      <text:p text:style-name="Standard">test_func_param (__main__.TestCC_SC) ... FAIL</text:p>
      <text:p text:style-name="P1">test_hello (__main__.TestCC_SC) ... ok</text:p>
      <text:p text:style-name="Standard">test_inc (__main__.TestCC_SC) ... FAIL</text:p>
      <text:p text:style-name="Standard">test_jit (__main__.TestCC_SC) ... FAIL</text:p>
      <text:p text:style-name="Standard">test_literal (__main__.TestCC_SC) ... FAIL</text:p>
      <text:p text:style-name="Standard">test_local (__main__.TestCC_SC) ... FAIL</text:p>
      <text:p text:style-name="Standard">test_maze (__main__.TestCC_SC) ... FAIL</text:p>
      <text:p text:style-name="P1">test_printf (__main__.TestCC_SC) ... ok</text:p>
      <text:p text:style-name="Standard">test_ptr (__main__.TestCC_SC) ... FAIL</text:p>
      <text:p text:style-name="Standard">test_read (__main__.TestCC_SC) ... FAIL</text:p>
      <text:p text:style-name="Standard">test_shift (__main__.TestCC_SC) ... FAIL</text:p>
      <text:p text:style-name="Standard">test_struct (__main__.TestCC_SC) ... FAIL</text:p>
      <text:p text:style-name="Standard">test_switch (__main__.TestCC_SC) ... FAIL</text:p>
      <text:p text:style-name="Standard">test_while (__main__.TestCC_SC) ... FAIL</text:p>
      <text:p text:style-name="Standard">test_arginc (__main__.TestCC_UC) ... FAIL</text:p>
      <text:p text:style-name="Standard">test_assign (__main__.TestCC_UC) ... FAIL</text:p>
      <text:p text:style-name="Standard">test_char (__main__.TestCC_UC) ... FAIL</text:p>
      <text:p text:style-name="Standard">test_comments (__main__.TestCC_UC) ... ok</text:p>
      <text:p text:style-name="Standard">test_cond (__main__.TestCC_UC) ... FAIL</text:p>
      <text:p text:style-name="Standard">test_enum (__main__.TestCC_UC) ... FAIL</text:p>
      <text:p text:style-name="Standard">test_eq (__main__.TestCC_UC) ... ok</text:p>
      <text:p text:style-name="Standard">test_fib (__main__.TestCC_UC) ... FAIL</text:p>
      <text:p text:style-name="Standard">test_for (__main__.TestCC_UC) ... FAIL</text:p>
      <text:p text:style-name="Standard">test_func_call (__main__.TestCC_UC) ... FAIL</text:p>
      <text:p text:style-name="Standard">test_func_param (__main__.TestCC_UC) ... FAIL</text:p>
      <text:p text:style-name="Standard">test_hello (__main__.TestCC_UC) ... ok</text:p>
      <text:p text:style-name="Standard">test_inc (__main__.TestCC_UC) ... FAIL</text:p>
      <text:p text:style-name="Standard">test_jit (__main__.TestCC_UC) ... FAIL</text:p>
      <text:p text:style-name="Standard">test_literal (__main__.TestCC_UC) ... FAIL</text:p>
      <text:p text:style-name="Standard">test_local (__main__.TestCC_UC) ... FAIL</text:p>
      <text:p text:style-name="Standard">test_maze (__main__.TestCC_UC) ... FAIL</text:p>
      <text:p text:style-name="Standard">test_printf (__main__.TestCC_UC) ... ok</text:p>
      <text:p text:style-name="Standard">test_ptr (__main__.TestCC_UC) ... FAIL</text:p>
      <text:p text:style-name="Standard">test_read (__main__.TestCC_UC) ... FAIL</text:p>
      <text:p text:style-name="Standard">test_shift (__main__.TestCC_UC) ... FAIL</text:p>
      <text:p text:style-name="Standard">test_struct (__main__.TestCC_UC) ... FAIL</text:p>
      <text:p text:style-name="Standard">test_switch (__main__.TestCC_UC) ... FAIL</text:p>
      <text:p text:style-name="Standard">test_while (__main__.TestCC_UC) ... FAIL</text:p>
      <text:p text:style-name="Standard"/>
      <text:p text:style-name="Standard">======================================================================</text:p>
      <text:p text:style-name="Standard">FAIL: test_arginc (__main__.TestCC_SC)</text:p>
      <text:p text:style-name="Standard"><text:soft-page-break/>----------------------------------------------------------------------</text:p>
      <text:p text:style-name="Standard">Traceback (most recent call last):</text:p>
      <text:p text:style-name="Standard"><text:s text:c="2"/>File "./runtest.py", line 75, in test</text:p>
      <text:p text:style-name="Standard"><text:s text:c="4"/>self.assertEqual(vm_retcode, gcc_retcode)</text:p>
      <text:p text:style-name="Standard">AssertionError: 250 != 0</text:p>
      <text:p text:style-name="Standard"/>
      <text:p text:style-name="Standard">======================================================================</text:p>
      <text:p text:style-name="Standard">FAIL: test_assign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5, in test</text:p>
      <text:p text:style-name="Standard"><text:s text:c="4"/>self.assertEqual(vm_retcode, gcc_retcode)</text:p>
      <text:p text:style-name="Standard">AssertionError: -11 != 0</text:p>
      <text:p text:style-name="Standard"/>
      <text:p text:style-name="Standard">======================================================================</text:p>
      <text:p text:style-name="Standard">FAIL: test_char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hello world\nmemcmp = 0\nmemcmp = -1\nmemcmp = -2\nffffffff -1 -1 65\n'</text:p>
      <text:p text:style-name="Standard">+ hello world</text:p>
      <text:p text:style-name="Standard">+ memcmp = 0</text:p>
      <text:p text:style-name="Standard">+ memcmp = -1</text:p>
      <text:p text:style-name="Standard">+ memcmp = -2</text:p>
      <text:p text:style-name="Standard">+ ffffffff -1 -1 65</text:p>
      <text:p text:style-name="Standard"/>
      <text:p text:style-name="Standard"/>
      <text:p text:style-name="Standard">======================================================================</text:p>
      <text:p text:style-name="Standard">FAIL: test_cond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argc = 32767\n' != 'argc = 2\n'</text:p>
      <text:p text:style-name="Standard">- argc = 32767</text:p>
      <text:p text:style-name="Standard">? <text:s text:c="7"/>- ---</text:p>
      <text:p text:style-name="Standard">+ argc = 2</text:p>
      <text:p text:style-name="Standard"/>
      <text:p text:style-name="Standard"/>
      <text:p text:style-name="Standard">======================================================================</text:p>
      <text:p text:style-name="Standard">FAIL: test_enum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blue: 11\na:1\na + 1:2'</text:p>
      <text:p text:style-name="Standard">+ blue: 11</text:p>
      <text:p text:style-name="Standard">+ a:1</text:p>
      <text:p text:style-name="Standard">+ a + 1:2</text:p>
      <text:p text:style-name="Standard"/>
      <text:p text:style-name="Standard">======================================================================</text:p>
      <text:p text:style-name="Standard"><text:soft-page-break/>FAIL: test_fib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3\n'</text:p>
      <text:p text:style-name="Standard">+ 3</text:p>
      <text:p text:style-name="Standard"/>
      <text:p text:style-name="Standard"/>
      <text:p text:style-name="Standard">======================================================================</text:p>
      <text:p text:style-name="Standard">FAIL: test_for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"let's loop\nloop 0\nloops again\nloop 1\[1158 chars]\t\n"</text:p>
      <text:p text:style-name="Standard">Diff is 1153 characters long. Set self.maxDiff to None to see it.</text:p>
      <text:p text:style-name="Standard"/>
      <text:p text:style-name="Standard">======================================================================</text:p>
      <text:p text:style-name="Standard">FAIL: test_func_call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unknown instruction = 32766! cycle = 17\n' != 'result is 3\n'</text:p>
      <text:p text:style-name="Standard">- unknown instruction = 32766! cycle = 17</text:p>
      <text:p text:style-name="Standard">+ result is 3</text:p>
      <text:p text:style-name="Standard"/>
      <text:p text:style-name="Standard"/>
      <text:p text:style-name="Standard">======================================================================</text:p>
      <text:p text:style-name="Standard">FAIL: test_func_param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hello, world 10 \n'</text:p>
      <text:p text:style-name="Standard">+ hello, world 10 </text:p>
      <text:p text:style-name="Standard"/>
      <text:p text:style-name="Standard"/>
      <text:p text:style-name="Standard">======================================================================</text:p>
      <text:p text:style-name="Standard">FAIL: test_inc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5, in test</text:p>
      <text:p text:style-name="Standard"><text:s text:c="4"/>self.assertEqual(vm_retcode, gcc_retcode)</text:p>
      <text:p text:style-name="Standard">AssertionError: -11 != 0</text:p>
      <text:p text:style-name="Standard"/>
      <text:p text:style-name="Standard">======================================================================</text:p>
      <text:p text:style-name="Standard">FAIL: test_jit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oft-page-break/><text:s text:c="4"/>self.assertEqual(vm_out.decode('utf-8'), gcc_out.decode('utf-8'))</text:p>
      <text:p text:style-name="Standard">AssertionError: '' != 'ac = 2, var = 11\n'</text:p>
      <text:p text:style-name="Standard">+ ac = 2, var = 11</text:p>
      <text:p text:style-name="Standard"/>
      <text:p text:style-name="Standard"/>
      <text:p text:style-name="Standard">======================================================================</text:p>
      <text:p text:style-name="Standard">FAIL: test_literal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a = 257\na = 258\na = 259\na = 260\na = 2[2259 chars]12\n'</text:p>
      <text:p text:style-name="Standard">Diff is 2561 characters long. Set self.maxDiff to None to see it.</text:p>
      <text:p text:style-name="Standard"/>
      <text:p text:style-name="Standard">======================================================================</text:p>
      <text:p text:style-name="Standard">FAIL: test_local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10\na\n10\n'</text:p>
      <text:p text:style-name="Standard">+ 10</text:p>
      <text:p text:style-name="Standard">+ a</text:p>
      <text:p text:style-name="Standard">+ 10</text:p>
      <text:p text:style-name="Standard"/>
      <text:p text:style-name="Standard"/>
      <text:p text:style-name="Standard">======================================================================</text:p>
      <text:p text:style-name="Standard">FAIL: test_maze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[] <text:s/>[][][][][][][][][][][][][][][][][][][[1059 chars][]\n'</text:p>
      <text:p text:style-name="Standard">Diff is 1128 characters long. Set self.maxDiff to None to see it.</text:p>
      <text:p text:style-name="Standard"/>
      <text:p text:style-name="Standard">======================================================================</text:p>
      <text:p text:style-name="Standard">FAIL: test_ptr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passed\npassed\n'</text:p>
      <text:p text:style-name="Standard">+ passed</text:p>
      <text:p text:style-name="Standard">+ passed</text:p>
      <text:p text:style-name="Standard"/>
      <text:p text:style-name="Standard"/>
      <text:p text:style-name="Standard">======================================================================</text:p>
      <text:p text:style-name="Standard">FAIL: test_read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<text:soft-page-break/>AssertionError: '' != 'read 16384 bytes\nContents:\n____________[16976 chars]__\n'</text:p>
      <text:p text:style-name="Standard">Diff is 17340 characters long. Set self.maxDiff to None to see it.</text:p>
      <text:p text:style-name="Standard"/>
      <text:p text:style-name="Standard">======================================================================</text:p>
      <text:p text:style-name="Standard">FAIL: test_shift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1 &lt;&lt; 0 = 1\n1 &lt;&lt; 2 = 4\n0 &lt;&lt; 4 = 0\n1 &lt;&lt; [289 chars]68\n'</text:p>
      <text:p text:style-name="Standard">+ 1 &lt;&lt; 0 = 1</text:p>
      <text:p text:style-name="Standard">+ 1 &lt;&lt; 2 = 4</text:p>
      <text:p text:style-name="Standard">+ 0 &lt;&lt; 4 = 0</text:p>
      <text:p text:style-name="Standard">+ 1 &lt;&lt; 31 = 80000000</text:p>
      <text:p text:style-name="Standard">+ 1 &lt;&lt; 32 = 0</text:p>
      <text:p text:style-name="Standard">+ 4 &lt;&lt; -1 = 2</text:p>
      <text:p text:style-name="Standard">+ 4 &gt;&gt; -1 = 8</text:p>
      <text:p text:style-name="Standard">+ -1 &lt;&lt; 1 = fffffffe</text:p>
      <text:p text:style-name="Standard">+ -1 &lt;&lt; 0 = ffffffff</text:p>
      <text:p text:style-name="Standard">+ 4 &gt;&gt; 1 = 2</text:p>
      <text:p text:style-name="Standard">+ 4 &gt;&gt; 5 = 0</text:p>
      <text:p text:style-name="Standard">+ 0x80000000 &gt;&gt; 31 = ffffffff</text:p>
      <text:p text:style-name="Standard">+ -1 &gt;&gt; 2 = ffffffff</text:p>
      <text:p text:style-name="Standard">+ -1091119768 - -1091119766 = -2(fffffffe)</text:p>
      <text:p text:style-name="Standard">+ a = f6d5680c, b = bef6d568, c = fff6d568</text:p>
      <text:p text:style-name="Standard">+ a = 76d5680c, b = bef6d568, c = bef6d568</text:p>
      <text:p text:style-name="Standard"/>
      <text:p text:style-name="Standard"/>
      <text:p text:style-name="Standard">======================================================================</text:p>
      <text:p text:style-name="Standard">FAIL: test_struct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16\na\n0------------\none\nI am a String![1162 chars]--\n'</text:p>
      <text:p text:style-name="Standard">Diff is 1350 characters long. Set self.maxDiff to None to see it.</text:p>
      <text:p text:style-name="Standard"/>
      <text:p text:style-name="Standard">======================================================================</text:p>
      <text:p text:style-name="Standard">FAIL: test_switch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More than 1 argument\n' != 'arg = 3\n'</text:p>
      <text:p text:style-name="Standard">- More than 1 argument</text:p>
      <text:p text:style-name="Standard">+ arg = 3</text:p>
      <text:p text:style-name="Standard"/>
      <text:p text:style-name="Standard"/>
      <text:p text:style-name="Standard">======================================================================</text:p>
      <text:p text:style-name="Standard">FAIL: test_while (__main__.TestCC_SC)</text:p>
      <text:p text:style-name="Standard">----------------------------------------------------------------------</text:p>
      <text:p text:style-name="Standard">Traceback (most recent call last):</text:p>
      <text:p text:style-name="Standard"><text:soft-page-break/><text:s text:c="2"/>File "./runtest.py", line 74, in test</text:p>
      <text:p text:style-name="Standard"><text:s text:c="4"/>self.assertEqual(vm_out.decode('utf-8'), gcc_out.decode('utf-8'))</text:p>
      <text:p text:style-name="Standard">AssertionError: 'n = 1, r = 1\nunknown instruction = 32765! cycle = 54\n' != 'n = 8, r = 8\nn = 7, r = 56\nn = 6, r = 336\n[91 chars]20\n'</text:p>
      <text:p text:style-name="Standard">- n = 1, r = 1</text:p>
      <text:p text:style-name="Standard">? <text:s text:c="4"/>^ <text:s text:c="5"/>^</text:p>
      <text:p text:style-name="Standard">+ n = 8, r = 8</text:p>
      <text:p text:style-name="Standard">? <text:s text:c="4"/>^ <text:s text:c="5"/>^</text:p>
      <text:p text:style-name="Standard">- unknown instruction = 32765! cycle = 54</text:p>
      <text:p text:style-name="Standard">+ n = 7, r = 56</text:p>
      <text:p text:style-name="Standard">+ n = 6, r = 336</text:p>
      <text:p text:style-name="Standard">+ n = 5, r = 1680</text:p>
      <text:p text:style-name="Standard">+ n = 4, r = 6720</text:p>
      <text:p text:style-name="Standard">+ n = 3, r = 20160</text:p>
      <text:p text:style-name="Standard">+ n = 2, r = 40320</text:p>
      <text:p text:style-name="Standard">+ n = 1, r = 40320</text:p>
      <text:p text:style-name="Standard">+ 40320</text:p>
      <text:p text:style-name="Standard"/>
      <text:p text:style-name="Standard"/>
      <text:p text:style-name="Standard">======================================================================</text:p>
      <text:p text:style-name="Standard">FAIL: test_arginc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5, in test</text:p>
      <text:p text:style-name="Standard"><text:s text:c="4"/>self.assertEqual(vm_retcode, gcc_retcode)</text:p>
      <text:p text:style-name="Standard">AssertionError: 253 != 0</text:p>
      <text:p text:style-name="Standard"/>
      <text:p text:style-name="Standard">======================================================================</text:p>
      <text:p text:style-name="Standard">FAIL: test_assign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5, in test</text:p>
      <text:p text:style-name="Standard"><text:s text:c="4"/>self.assertEqual(vm_retcode, gcc_retcode)</text:p>
      <text:p text:style-name="Standard">AssertionError: -11 != 0</text:p>
      <text:p text:style-name="Standard"/>
      <text:p text:style-name="Standard">======================================================================</text:p>
      <text:p text:style-name="Standard">FAIL: test_char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hello world\nmemcmp = 0\nmemcmp = -1\nmemcmp = -2\nff 255 255 65\n'</text:p>
      <text:p text:style-name="Standard">+ hello world</text:p>
      <text:p text:style-name="Standard">+ memcmp = 0</text:p>
      <text:p text:style-name="Standard">+ memcmp = -1</text:p>
      <text:p text:style-name="Standard">+ memcmp = -2</text:p>
      <text:p text:style-name="Standard">+ ff 255 255 65</text:p>
      <text:p text:style-name="Standard"/>
      <text:p text:style-name="Standard"/>
      <text:p text:style-name="Standard">======================================================================</text:p>
      <text:p text:style-name="Standard">FAIL: test_cond (__main__.TestCC_UC)</text:p>
      <text:p text:style-name="Standard">----------------------------------------------------------------------</text:p>
      <text:p text:style-name="Standard"><text:soft-page-break/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argc = 32765\n' != 'argc = 2\n'</text:p>
      <text:p text:style-name="Standard">- argc = 32765</text:p>
      <text:p text:style-name="Standard">? <text:s text:c="7"/>- ---</text:p>
      <text:p text:style-name="Standard">+ argc = 2</text:p>
      <text:p text:style-name="Standard"/>
      <text:p text:style-name="Standard"/>
      <text:p text:style-name="Standard">======================================================================</text:p>
      <text:p text:style-name="Standard">FAIL: test_enum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blue: 11\na:1\na + 1:2'</text:p>
      <text:p text:style-name="Standard">+ blue: 11</text:p>
      <text:p text:style-name="Standard">+ a:1</text:p>
      <text:p text:style-name="Standard">+ a + 1:2</text:p>
      <text:p text:style-name="Standard"/>
      <text:p text:style-name="Standard">======================================================================</text:p>
      <text:p text:style-name="Standard">FAIL: test_fib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3\n'</text:p>
      <text:p text:style-name="Standard">+ 3</text:p>
      <text:p text:style-name="Standard"/>
      <text:p text:style-name="Standard"/>
      <text:p text:style-name="Standard">======================================================================</text:p>
      <text:p text:style-name="Standard">FAIL: test_for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"let's loop\nloop 0\nloops again\nloop 1\[1158 chars]\t\n"</text:p>
      <text:p text:style-name="Standard">Diff is 1153 characters long. Set self.maxDiff to None to see it.</text:p>
      <text:p text:style-name="Standard"/>
      <text:p text:style-name="Standard">======================================================================</text:p>
      <text:p text:style-name="Standard">FAIL: test_func_call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unknown instruction = 32767! cycle = 17\n' != 'result is 3\n'</text:p>
      <text:p text:style-name="Standard">- unknown instruction = 32767! cycle = 17</text:p>
      <text:p text:style-name="Standard">+ result is 3</text:p>
      <text:p text:style-name="Standard"/>
      <text:p text:style-name="Standard"/>
      <text:p text:style-name="Standard">======================================================================</text:p>
      <text:p text:style-name="Standard">FAIL: test_func_param (__main__.TestCC_UC)</text:p>
      <text:p text:style-name="Standard"><text:soft-page-break/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hello, world 10 \n'</text:p>
      <text:p text:style-name="Standard">+ hello, world 10 </text:p>
      <text:p text:style-name="Standard"/>
      <text:p text:style-name="Standard"/>
      <text:p text:style-name="Standard">======================================================================</text:p>
      <text:p text:style-name="Standard">FAIL: test_inc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5, in test</text:p>
      <text:p text:style-name="Standard"><text:s text:c="4"/>self.assertEqual(vm_retcode, gcc_retcode)</text:p>
      <text:p text:style-name="Standard">AssertionError: -11 != 0</text:p>
      <text:p text:style-name="Standard"/>
      <text:p text:style-name="Standard">======================================================================</text:p>
      <text:p text:style-name="Standard">FAIL: test_jit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ac = 2, var = 11\n'</text:p>
      <text:p text:style-name="Standard">+ ac = 2, var = 11</text:p>
      <text:p text:style-name="Standard"/>
      <text:p text:style-name="Standard"/>
      <text:p text:style-name="Standard">======================================================================</text:p>
      <text:p text:style-name="Standard">FAIL: test_literal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a = 257\na = 258\na = 259\na = 260\na = 2[2259 chars]12\n'</text:p>
      <text:p text:style-name="Standard">Diff is 2561 characters long. Set self.maxDiff to None to see it.</text:p>
      <text:p text:style-name="Standard"/>
      <text:p text:style-name="Standard">======================================================================</text:p>
      <text:p text:style-name="Standard">FAIL: test_local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10\na\n10\n'</text:p>
      <text:p text:style-name="Standard">+ 10</text:p>
      <text:p text:style-name="Standard">+ a</text:p>
      <text:p text:style-name="Standard">+ 10</text:p>
      <text:p text:style-name="Standard"/>
      <text:p text:style-name="Standard"/>
      <text:p text:style-name="Standard">======================================================================</text:p>
      <text:p text:style-name="Standard">FAIL: test_maze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oft-page-break/><text:s text:c="4"/>self.assertEqual(vm_out.decode('utf-8'), gcc_out.decode('utf-8'))</text:p>
      <text:p text:style-name="Standard">AssertionError: '' != '[] <text:s/>[][][][][][][][][][][][][][][][][][][[1059 chars][]\n'</text:p>
      <text:p text:style-name="Standard">Diff is 1128 characters long. Set self.maxDiff to None to see it.</text:p>
      <text:p text:style-name="Standard"/>
      <text:p text:style-name="Standard">======================================================================</text:p>
      <text:p text:style-name="Standard">FAIL: test_ptr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passed\npassed\n'</text:p>
      <text:p text:style-name="Standard">+ passed</text:p>
      <text:p text:style-name="Standard">+ passed</text:p>
      <text:p text:style-name="Standard"/>
      <text:p text:style-name="Standard"/>
      <text:p text:style-name="Standard">======================================================================</text:p>
      <text:p text:style-name="Standard">FAIL: test_read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read 16384 bytes\nContents:\n____________[16976 chars]__\n'</text:p>
      <text:p text:style-name="Standard">Diff is 17340 characters long. Set self.maxDiff to None to see it.</text:p>
      <text:p text:style-name="Standard"/>
      <text:p text:style-name="Standard">======================================================================</text:p>
      <text:p text:style-name="Standard">FAIL: test_shift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1 &lt;&lt; 0 = 1\n1 &lt;&lt; 2 = 4\n0 &lt;&lt; 4 = 0\n1 &lt;&lt; [289 chars]68\n'</text:p>
      <text:p text:style-name="Standard">+ 1 &lt;&lt; 0 = 1</text:p>
      <text:p text:style-name="Standard">+ 1 &lt;&lt; 2 = 4</text:p>
      <text:p text:style-name="Standard">+ 0 &lt;&lt; 4 = 0</text:p>
      <text:p text:style-name="Standard">+ 1 &lt;&lt; 31 = 80000000</text:p>
      <text:p text:style-name="Standard">+ 1 &lt;&lt; 32 = 0</text:p>
      <text:p text:style-name="Standard">+ 4 &lt;&lt; -1 = 2</text:p>
      <text:p text:style-name="Standard">+ 4 &gt;&gt; -1 = 8</text:p>
      <text:p text:style-name="Standard">+ -1 &lt;&lt; 1 = fffffffe</text:p>
      <text:p text:style-name="Standard">+ -1 &lt;&lt; 0 = ffffffff</text:p>
      <text:p text:style-name="Standard">+ 4 &gt;&gt; 1 = 2</text:p>
      <text:p text:style-name="Standard">+ 4 &gt;&gt; 5 = 0</text:p>
      <text:p text:style-name="Standard">+ 0x80000000 &gt;&gt; 31 = ffffffff</text:p>
      <text:p text:style-name="Standard">+ -1 &gt;&gt; 2 = ffffffff</text:p>
      <text:p text:style-name="Standard">+ -1091119768 - -1091119766 = -2(fffffffe)</text:p>
      <text:p text:style-name="Standard">+ a = f6d5680c, b = bef6d568, c = fff6d568</text:p>
      <text:p text:style-name="Standard">+ a = 76d5680c, b = bef6d568, c = bef6d568</text:p>
      <text:p text:style-name="Standard"/>
      <text:p text:style-name="Standard"/>
      <text:p text:style-name="Standard">======================================================================</text:p>
      <text:p text:style-name="Standard">FAIL: test_struct (__main__.TestCC_UC)</text:p>
      <text:p text:style-name="Standard">----------------------------------------------------------------------</text:p>
      <text:p text:style-name="Standard"><text:soft-page-break/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' != '16\na\n0------------\none\nI am a String![1162 chars]--\n'</text:p>
      <text:p text:style-name="Standard">Diff is 1350 characters long. Set self.maxDiff to None to see it.</text:p>
      <text:p text:style-name="Standard"/>
      <text:p text:style-name="Standard">======================================================================</text:p>
      <text:p text:style-name="Standard">FAIL: test_switch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More than 1 argument\n' != 'arg = 3\n'</text:p>
      <text:p text:style-name="Standard">- More than 1 argument</text:p>
      <text:p text:style-name="Standard">+ arg = 3</text:p>
      <text:p text:style-name="Standard"/>
      <text:p text:style-name="Standard"/>
      <text:p text:style-name="Standard">======================================================================</text:p>
      <text:p text:style-name="Standard">FAIL: test_while (__main__.TestCC_UC)</text:p>
      <text:p text:style-name="Standard">----------------------------------------------------------------------</text:p>
      <text:p text:style-name="Standard">Traceback (most recent call last):</text:p>
      <text:p text:style-name="Standard"><text:s text:c="2"/>File "./runtest.py", line 74, in test</text:p>
      <text:p text:style-name="Standard"><text:s text:c="4"/>self.assertEqual(vm_out.decode('utf-8'), gcc_out.decode('utf-8'))</text:p>
      <text:p text:style-name="Standard">AssertionError: 'n = 1, r = 1\nunknown instruction = 32764! cycle = 54\n' != 'n = 8, r = 8\nn = 7, r = 56\nn = 6, r = 336\n[91 chars]20\n'</text:p>
      <text:p text:style-name="Standard">- n = 1, r = 1</text:p>
      <text:p text:style-name="Standard">? <text:s text:c="4"/>^ <text:s text:c="5"/>^</text:p>
      <text:p text:style-name="Standard">+ n = 8, r = 8</text:p>
      <text:p text:style-name="Standard">? <text:s text:c="4"/>^ <text:s text:c="5"/>^</text:p>
      <text:p text:style-name="Standard">- unknown instruction = 32764! cycle = 54</text:p>
      <text:p text:style-name="Standard">+ n = 7, r = 56</text:p>
      <text:p text:style-name="Standard">+ n = 6, r = 336</text:p>
      <text:p text:style-name="Standard">+ n = 5, r = 1680</text:p>
      <text:p text:style-name="Standard">+ n = 4, r = 6720</text:p>
      <text:p text:style-name="Standard">+ n = 3, r = 20160</text:p>
      <text:p text:style-name="Standard">+ n = 2, r = 40320</text:p>
      <text:p text:style-name="Standard">+ n = 1, r = 40320</text:p>
      <text:p text:style-name="Standard">+ 40320</text:p>
      <text:p text:style-name="Standard"/>
      <text:p text:style-name="Standard"/>
      <text:p text:style-name="Standard">----------------------------------------------------------------------</text:p>
      <text:p text:style-name="Standard">Ran 48 tests in 13.133s</text:p>
      <text:p text:style-name="Standard"/>
      <text:p text:style-name="Standard">FAILED (failures=40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8:20:15.978857232</meta:creation-date>
    <dc:date>2020-10-01T18:21:09.872597525</dc:date>
    <meta:editing-duration>PT54S</meta:editing-duration>
    <meta:editing-cycles>1</meta:editing-cycles>
    <meta:document-statistic meta:table-count="0" meta:image-count="0" meta:object-count="0" meta:page-count="10" meta:paragraph-count="446" meta:word-count="1953" meta:character-count="19396" meta:non-whitespace-character-count="17598"/>
    <meta:generator>LibreOffice/6.4.6.2$Linux_X86_64 LibreOffice_project/40$Build-2</meta:generator>
  </office:meta>
</office:document-meta>
</file>